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0.901cm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list-style-name="WW8Num5">
      <style:paragraph-properties fo:margin-left="1.27cm" fo:margin-right="0cm" fo:text-indent="-0.635cm" style:auto-text-indent="false"/>
    </style:style>
    <style:style style:name="P5" style:family="paragraph" style:parent-style-name="Standard" style:list-style-name="WW8Num6">
      <style:paragraph-properties fo:margin-left="1.27cm" fo:margin-right="0cm" fo:text-indent="-0.635cm" style:auto-text-indent="false"/>
    </style:style>
    <style:style style:name="P6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 style:list-style-name="WW8Num7">
      <style:paragraph-properties fo:margin-left="1.884cm" fo:margin-right="0cm" fo:text-indent="-0.635cm" style:auto-text-indent="false"/>
    </style:style>
    <style:style style:name="P9" style:family="paragraph" style:parent-style-name="Standard" style:list-style-name="WW8Num4">
      <style:paragraph-properties fo:margin-left="1.884cm" fo:margin-right="0cm" fo:text-indent="-0.635cm" style:auto-text-indent="false"/>
    </style:style>
    <style:style style:name="P10" style:family="paragraph" style:parent-style-name="Standard">
      <style:paragraph-properties fo:text-align="end" style:justify-single-word="false" fo:break-before="page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Wingding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Часть 1. Настроить файл-сервер в операционной системе <text:span text:style-name="T1">Debian</text:span> <text:span text:style-name="T1">Linux</text:span> 4.0 для небольшой компании</text:h>
      <text:h text:style-name="Heading_20_3" text:outline-level="3">В компании работает 9 человек:</text:h>
      <text:p text:style-name="Standard"/>
      <text:list xml:id="list1644655834" text:style-name="WW8Num5">
        <text:list-item>
          <text:p text:style-name="P4">директор предприятия – логин: «<text:span text:style-name="T2">director</text:span>», пароль: «<text:span text:style-name="T3">111</text:span>»;</text:p>
        </text:list-item>
        <text:list-item>
          <text:p text:style-name="P4">бухгалтер – логин: «<text:span text:style-name="T2">bux</text:span>», пароль: «<text:span text:style-name="T3">22</text:span><text:span text:style-name="T2">2</text:span>»<text:span text:style-name="T1">;</text:span></text:p>
        </text:list-item>
        <text:list-item>
          <text:p text:style-name="P4">менеджер по поставкам оборудования – логин: «<text:span text:style-name="T2">postavka</text:span>», пароль: «<text:span text:style-name="T3">333</text:span>»;</text:p>
        </text:list-item>
        <text:list-item>
          <text:p text:style-name="P4">менеджер по продажам – логин: «<text:span text:style-name="T2">prodaga</text:span>», пароль: «<text:span text:style-name="T3">444</text:span>»;</text:p>
        </text:list-item>
        <text:list-item>
          <text:p text:style-name="P4">пять человек продавцов ­– логин: «<text:span text:style-name="T2">user</text:span>», пароль: «<text:span text:style-name="T3">666</text:span>».</text:p>
        </text:list-item>
      </text:list>
      <text:p text:style-name="Standard"/>
      <text:h text:style-name="Heading_20_3" text:outline-level="3">На сервере должно находиться шесть папок: </text:h>
      <text:p text:style-name="Standard"/>
      <text:list xml:id="list1020622849" text:style-name="WW8Num6">
        <text:list-item>
          <text:p text:style-name="P5"><text:span text:style-name="T3">директор</text:span> – имеет полный доступ только директор предприятия;</text:p>
        </text:list-item>
        <text:list-item>
          <text:p text:style-name="P5"><text:span text:style-name="T3">бухгалтер</text:span> – имеет полный доступ только бухгалтер, директор предприятия только чтение;</text:p>
        </text:list-item>
        <text:list-item>
          <text:p text:style-name="P5"><text:span text:style-name="T3">поставки – </text:span>полный доступ у менеджера по поставкам и директора;</text:p>
        </text:list-item>
        <text:list-item>
          <text:p text:style-name="P5"><text:span text:style-name="T3">продажи – </text:span>полный доступ у менеджера по продажам и директора, менеджер по поставкам только чтение;</text:p>
        </text:list-item>
        <text:list-item>
          <text:p text:style-name="P5"><text:span text:style-name="T3">документация – </text:span>полный доступ у менеджера по поставкам, менеджера по продажам и директора, у всех остальных пользователей только чтение;</text:p>
        </text:list-item>
        <text:list-item>
          <text:p text:style-name="P5"><text:span text:style-name="T3">общая – </text:span><text:s/>у всех пользователей полные права.</text:p>
        </text:list-item>
      </text:list>
      <text:p text:style-name="P2"/>
      <text:h text:style-name="Heading_20_1" text:outline-level="1">Часть 2. Настроить и протестировать Веб-сервер для хранения корпоративного сайта компании испольуя при этом <text:span text:style-name="T1">http</text:span>-сервер <text:span text:style-name="T1">Apache</text:span>2 с поддержкой PHP5, СУБД <text:span text:style-name="T1">MySQL</text:span>, <text:s/>и <text:span text:style-name="T1">ftp</text:span>-сервер <text:span text:style-name="T1">vsftpd</text:span> в операционной системе <text:span text:style-name="T1">Debian</text:span> <text:span text:style-name="T1">GNU</text:span>/<text:span text:style-name="T1">Linux</text:span></text:h>
      <text:p text:style-name="Standard">Будучи администратором, небольшого предприятия Вам требуется настроить Веб-сервер для того чтобы штатный программист мог загрузить туда Веб-сайт используя ftp-клиент. Кроме этого Вам нужно создать пользователя в СУБД MySQL, под которым программист сможет подключаться, используя <text:span text:style-name="T1">mysql</text:span>-клиент (например, <text:span text:style-name="T1">MySQLQueryBrowser</text:span>).</text:p>
      <text:p text:style-name="Standard"/>
      <text:p text:style-name="Standard"/>
      <text:h text:style-name="Heading_20_3" text:outline-level="3">Порядок сдачи задания: </text:h>
      <text:p text:style-name="Standard"/>
      <text:list xml:id="list1721786375" text:style-name="WW8Num2">
        <text:list-item>
          <text:p text:style-name="P6">студенту предоставляется компьютер с установленной операционной системой <text:span text:style-name="T1">windows</text:span> <text:span text:style-name="T1">XP</text:span> и ssh-клиентом для удаленного подключения к Debian Linux 4.0 (базовая установка без графического интерфейса, располагающаяся на сервере кафедры ИСиТ);</text:p>
        </text:list-item>
        <text:list-item>
          <text:p text:style-name="P6">студенту выдается лист бумаги, на котором записан ip-адресс компьютера с ОС Debian Linux, который предстоит настроить, login и пароль администратора, а также на листе записывается фамилия студента и время начала выполнения задания;</text:p>
        </text:list-item>
        <text:list-item>
          <text:p text:style-name="P6">студент последовательно и самостоятельно устанавливает необходимые пакеты (командой apt-get install), настраивает их в соответствие с приведенным выше заданием, а затем самостоятельно проводит проверку правильности выполненного задания;</text:p>
        </text:list-item>
      </text:list>
      <text:p text:style-name="P7">Порядок проверки 1 части задания:</text:p>
      <text:list xml:id="list1861174053" text:style-name="WW8Num7">
        <text:list-item>
          <text:p text:style-name="P8">используя меню пуск <text:span text:style-name="T4"></text:span> выполнить, преподаватель вводит <text:span text:style-name="T1">ip</text:span>-адресс проверяемого сервера (например, \\10.33.10.32);</text:p>
        </text:list-item>
        <text:list-item>
          <text:p text:style-name="P8">в предлагаемом меню преподаватель вводит имя пользователя и пароль (например, director - 111);</text:p>
        </text:list-item>
        <text:list-item>
          <text:p text:style-name="P8">преподаватель последовательно пытается зайти в каждую папку и создать там новую папку (т.е. произвести попытку записи), проверяя при этом правильность выполнения поставленного задания;</text:p>
        </text:list-item>
        <text:list-item>
          <text:p text:style-name="P8">преподаватель командой net use через командную строку windows сбрасывает сетевое соединение с ip-адресом настраиваемого сервера, и вновь заходит на сервер, но уже под новым пользователем.</text:p>
        </text:list-item>
      </text:list>
      <text:p text:style-name="P7"/>
      <text:p text:style-name="P7">Порядок проверки 2 части задания:</text:p>
      <text:list xml:id="list633029084" text:continue-numbering="true" text:style-name="WW8Num7">
        <text:list-item>
          <text:p text:style-name="P8">студент копирует в папку Веб-сайта (/<text:span text:style-name="T1">var</text:span>/<text:span text:style-name="T1">www</text:span>) тестовый PHP-скрипт (приложение №1), используя FTP-клиент (или через, браузер IE);</text:p>
        </text:list-item>
        <text:list-item>
          <text:p text:style-name="P8">студент подключается <text:span text:style-name="T1">MySQL</text:span>-клиентом, установленным на компьютере (например, в классах установлен <text:span text:style-name="T1">MySQLQueryBrowser</text:span>), к MySQL серверу и создает там тестовую БД и заполняет ее тестовыми данными;</text:p>
        </text:list-item>
        <text:list-item>
          <text:p text:style-name="P8">студент вводит в строке браузера адрес сервера и название php-скрипта (например, //10.33.33.11/php.php) после чего на экране браузера должно отобразиться содержимое БД (в результате того что браузер отобразил html-код который сгенерировал apache проводя интерпретацию <text:s/>PHP кода и содержимого БД).</text:p>
        </text:list-item>
        <text:list-item>
          <text:p text:style-name="P8">студент демонстрирует преподавателю запись в БД, запись по ftp, и отображение этого в браузере.</text:p>
        </text:list-item>
      </text:list>
      <text:h text:style-name="Heading_20_1" text:outline-level="1">Координаты руководителя практики</text:h>
      <text:p text:style-name="Standard">Владимир Николаевич Пелевин</text:p>
      <text:p text:style-name="Standard">с Пн по Пт аудитория Т-903 (с 10:00 до 18:00)</text:p>
      <text:p text:style-name="Standard">тел. каф. 375-93-61</text:p>
      <text:p text:style-name="Standard">e-mail: <text:s text:c="2"/>sunright@rambler.ru</text:p>
      <text:p text:style-name="Standard">с.т. <text:s/>8-950-54-311-79</text:p>
      <text:h text:style-name="Heading_20_1" text:outline-level="1">Порядок выставление оценок:</text:h>
      <text:p text:style-name="Standard">Задание выполняется на время. Время останавливается после того как студент полностью устранил все ошибки и продемонстрировал преподавателю свою работу в соответствии с приведенным порядком сдачи.</text:p>
      <text:p text:style-name="Standard"/>
      <text:list xml:id="list447857527" text:style-name="WW8Num4">
        <text:list-item>
          <text:p text:style-name="P9">ОТЛИЧНО – 30 минут;</text:p>
        </text:list-item>
        <text:list-item>
          <text:p text:style-name="P9">ХОРОШО – 45 минут;</text:p>
        </text:list-item>
        <text:list-item>
          <text:p text:style-name="P9">УДОВЛЕТВОРИТЕЛЬНО – 60 минут;</text:p>
        </text:list-item>
        <text:list-item>
          <text:p text:style-name="P9">НЕ УДОВЛЕТВОРИТЕЛЬНО &gt; 60 минут.</text:p>
        </text:list-item>
      </text:list>
      <text:p text:style-name="Standard"/>
      <text:p text:style-name="P10">Приложение №1 PHP-код отображающий на экране </text:p>
      <text:p text:style-name="P3">содержимое таблицы БД</text:p>
      <text:p text:style-name="P3"/>
      <text:p text:style-name="Standard"/>
      <text:p text:style-name="P1">&lt;?php</text:p>
      <text:p text:style-name="P1"><text:s text:c="4"/>/* Connecting, selecting database */</text:p>
      <text:p text:style-name="P1"><text:s text:c="4"/>$link = mysql_connect("192.168.65.128", "myuser", "111")</text:p>
      <text:p text:style-name="P1"><text:s text:c="8"/>or die("Could not connect");</text:p>
      <text:p text:style-name="P1"><text:s text:c="4"/>print "Connected successfully";</text:p>
      <text:p text:style-name="P1"><text:s text:c="4"/>mysql_select_db("test") or die("Could not select database");</text:p>
      <text:p text:style-name="P1"/>
      <text:p text:style-name="P1"><text:s text:c="4"/>/* Performing SQL query */</text:p>
      <text:p text:style-name="P1"><text:s text:c="4"/>$query = "SELECT * FROM table1";</text:p>
      <text:p text:style-name="P1"><text:s text:c="4"/>$result = mysql_query($query) or die("Query failed");</text:p>
      <text:p text:style-name="P1"/>
      <text:p text:style-name="P1"><text:s text:c="4"/>/* Printing results in HTML */</text:p>
      <text:p text:style-name="P1"><text:s text:c="4"/>print "&lt;table&gt;\n";</text:p>
      <text:p text:style-name="P1"><text:s text:c="4"/>while ($line = mysql_fetch_array($result, MYSQL_ASSOC)) {</text:p>
      <text:p text:style-name="P1"><text:s text:c="8"/>print "\t&lt;tr&gt;\n";</text:p>
      <text:p text:style-name="P1"><text:s text:c="8"/>foreach ($line as $col_value) {</text:p>
      <text:p text:style-name="P1"><text:s text:c="12"/>print "\t\t&lt;td&gt;$col_value&lt;/td&gt;\n";</text:p>
      <text:p text:style-name="P1"><text:s text:c="8"/>}</text:p>
      <text:p text:style-name="P1"><text:s text:c="8"/>print "\t&lt;/tr&gt;\n";</text:p>
      <text:p text:style-name="P1"><text:s text:c="4"/>}</text:p>
      <text:p text:style-name="P1"><text:s text:c="4"/>print "&lt;/table&gt;\n";</text:p>
      <text:p text:style-name="P1"/>
      <text:p text:style-name="P1"><text:s text:c="4"/>/* Free resultset */</text:p>
      <text:p text:style-name="P1"><text:s text:c="4"/>mysql_free_result($result);</text:p>
      <text:p text:style-name="P1"/>
      <text:p text:style-name="P1"><text:s text:c="4"/>/* Closing connection */</text:p>
      <text:p text:style-name="P1"><text:s text:c="4"/>mysql_close($link);</text:p>
      <text:p text:style-name="Standard">?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Courier New" style:font-name-complex="Courier New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7z0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1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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Настроить файл-сервер в операционной системе Debian Linux для небольшой компании</dc:title>
    <meta:initial-creator>Vladimir</meta:initial-creator>
    <meta:creation-date>2009-08-03T17:45:00</meta:creation-date>
    <dc:creator>User</dc:creator>
    <dc:date>2009-08-03T17:45:00</dc:date>
    <meta:editing-cycles>2</meta:editing-cycles>
    <meta:editing-duration>PT52113H31M44S</meta:editing-duration>
    <meta:document-statistic meta:table-count="0" meta:image-count="0" meta:object-count="0" meta:page-count="1" meta:paragraph-count="68" meta:word-count="649" meta:character-count="4886"/>
    <meta:generator>OpenOffice.org/3.0$Linux OpenOffice.org_project/300m15$Build-9379</meta:generator>
    <meta:user-defined meta:name="Поле 1"/>
    <meta:user-defined meta:name="Поле 2"/>
    <meta:user-defined meta:name="Поле 3"/>
    <meta:user-defined meta:name="Поле 4"/>
  </office:meta>
</office:document-meta>
</file>